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44000005DF3C314F0904812B5E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406cm" svg:height="27.699cm" svg:x="3.28cm" svg:y="1.287cm">
          <draw:image xlink:href="Pictures/1000000000000344000005DF3C314F0904812B5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11:29.332000030</meta:creation-date>
    <dc:date>2018-04-26T16:11:52.537548792</dc:date>
    <meta:editing-duration>PT2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